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99999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yle_20_de_20_dessin_20_par_20_défaut_5f_1">
      <style:graphic-properties svg:stroke-width="0.081cm" svg:stroke-color="#666666" draw:marker-start-width="0.321cm" draw:marker-end-width="0.321cm" draw:fill-color="#dddddd" draw:textarea-horizontal-align="justify" draw:textarea-vertical-align="middle" draw:auto-grow-height="false" fo:min-height="0.732cm" fo:min-width="3.664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gr3" style:family="graphic" style:parent-style-name="Style_20_de_20_dessin_20_par_20_défaut_5f_1">
      <style:graphic-properties svg:stroke-width="0.081cm" svg:stroke-color="#666666" draw:marker-start-width="0.321cm" draw:marker-end-width="0.321cm" draw:fill="solid" draw:fill-color="#dddddd" draw:textarea-horizontal-align="justify" draw:textarea-vertical-align="middle" draw:auto-grow-height="false" fo:min-height="0.47cm" fo:min-width="5.42cm" fo:padding-top="0.165cm" fo:padding-bottom="0.165cm" fo:padding-left="0.29cm" fo:padding-right="0.29cm"/>
      <style:paragraph-properties style:writing-mode="lr-tb"/>
    </style:style>
    <style:style style:name="gr4" style:family="graphic" style:parent-style-name="Style_20_de_20_dessin_20_par_20_défaut_5f_1">
      <style:graphic-properties svg:stroke-width="0.081cm" svg:stroke-color="#666666" draw:marker-start-width="0.321cm" draw:marker-end-width="0.321cm" draw:fill-color="#dddddd" draw:textarea-horizontal-align="justify" draw:textarea-vertical-align="middle" draw:auto-grow-height="false" fo:min-height="0.72cm" fo:min-width="2.42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yle_20_de_20_dessin_20_par_20_défaut_5f_1" style:list-style-name="L1">
      <style:graphic-properties svg:stroke-width="0.081cm" svg:stroke-color="#666666" draw:marker-start-width="0.321cm" draw:marker-end-width="0.321cm" draw:fill-color="#dddddd" draw:textarea-horizontal-align="justify" draw:textarea-vertical-align="middle" draw:auto-grow-height="false" fo:min-height="0.732cm" fo:min-width="3.664cm" fo:padding-top="0.165cm" fo:padding-bottom="0.165cm" fo:padding-left="0.29cm" fo:padding-right="0.29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ddddd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solid" draw:fill-color="#dddddd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text-align="center" style:writing-mode="lr-tb"/>
      <style:text-properties fo:font-size="16pt"/>
    </style:style>
    <style:style style:name="P7" style:family="paragraph">
      <loext:graphic-properties draw:fill-color="#dddddd"/>
      <style:paragraph-properties fo:text-align="center" style:writing-mode="lr-tb"/>
      <style:text-properties fo:font-size="16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5pt" style:font-size-asian="16pt" style:font-size-complex="16pt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6cm" svg:height="1.5cm" svg:x="2.2cm" svg:y="0.4cm">
          <text:p text:style-name="P1">Débu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2cm" svg:y1="1.9cm" svg:x2="5.2cm" svg:y2="2.5cm">
          <text:p/>
        </draw:line>
        <draw:custom-shape draw:style-name="gr3" draw:text-style-name="P5" draw:layer="layout" svg:width="6cm" svg:height="0.8cm" svg:x="2.2cm" svg:y="2.5cm">
          <text:p text:style-name="P4"><text:span text:style-name="T1">d=Chemin d’accès 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2.2cm" svg:y="3.3cm">
          <text:p text:style-name="P4"><text:span text:style-name="T1">doss=dossier dans 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6cm" svg:height="2.1cm" svg:x="2.221cm" svg:y="5.501cm">
          <text:p text:style-name="P6"><text:span text:style-name="T2">Tant que</text:span></text:p>
          <text:p text:style-name="P6"><text:span text:style-name="T2">a != STO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layer="layout" svg:width="6cm" svg:height="0.8cm" svg:x="2.221cm" svg:y="8.101cm">
          <text:p text:style-name="P4"><text:span text:style-name="T1">i=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2.221cm" svg:y="8.901cm">
          <text:p text:style-name="P4"><text:span text:style-name="T1">Afficher thè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221cm" svg:y1="4.929cm" svg:x2="5.221cm" svg:y2="5.529cm">
          <text:p/>
        </draw:line>
        <draw:line draw:style-name="gr2" draw:text-style-name="P3" draw:layer="layout" svg:x1="5.221cm" svg:y1="7.505cm" svg:x2="5.221cm" svg:y2="8.105cm">
          <text:p/>
        </draw:line>
        <draw:line draw:style-name="gr2" draw:text-style-name="P3" draw:layer="layout" svg:x1="1.221cm" svg:y1="6.551cm" svg:x2="2.221cm" svg:y2="6.551cm">
          <text:p/>
        </draw:line>
        <draw:line draw:style-name="gr5" draw:text-style-name="P3" draw:layer="layout" svg:x1="1.221cm" svg:y1="15.226cm" svg:x2="1.221cm" svg:y2="6.526cm">
          <text:p/>
        </draw:line>
        <draw:line draw:style-name="gr5" draw:text-style-name="P3" draw:layer="layout" svg:x1="5.211cm" svg:y1="15.202cm" svg:x2="5.211cm" svg:y2="14.246cm">
          <text:p/>
        </draw:line>
        <draw:line draw:style-name="gr5" draw:text-style-name="P3" draw:layer="layout" svg:x1="1.221cm" svg:y1="15.201cm" svg:x2="5.221cm" svg:y2="15.201cm">
          <text:p/>
        </draw:line>
        <draw:custom-shape draw:style-name="gr3" draw:text-style-name="P5" draw:layer="layout" svg:width="6cm" svg:height="0.8cm" svg:x="2.221cm" svg:y="9.701cm">
          <text:p text:style-name="P4"><text:span text:style-name="T3">a=Demander quelle lang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2.2cm" svg:y="13.9cm">
          <text:p text:style-name="P4"><text:span text:style-name="T1">Get-Test (d\doss[a]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8.221cm" svg:y1="6.551cm" svg:x2="9.021cm" svg:y2="6.551cm">
          <text:p/>
        </draw:line>
        <draw:custom-shape draw:style-name="gr4" draw:text-style-name="P7" draw:layer="layout" svg:width="6cm" svg:height="2.1cm" svg:x="2.222cm" svg:y="11.202cm">
          <text:p text:style-name="P6"><text:span text:style-name="T2">Tant que</text:span></text:p>
          <text:p text:style-name="P6"><text:span text:style-name="T2">a != STO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2.221cm" svg:y1="12.251cm" svg:x2="1.221cm" svg:y2="12.251cm">
          <text:p/>
        </draw:line>
        <draw:line draw:style-name="gr2" draw:text-style-name="P3" draw:layer="layout" svg:x1="5.221cm" svg:y1="13.205cm" svg:x2="5.221cm" svg:y2="13.905cm">
          <text:p/>
        </draw:line>
        <draw:custom-shape draw:style-name="gr6" draw:text-style-name="P9" draw:layer="layout" svg:width="6cm" svg:height="1.5cm" svg:x="19.201cm" svg:y="1.38cm">
          <text:p text:style-name="P8">Get-Test (dest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2.201cm" svg:y1="2.88cm" svg:x2="22.201cm" svg:y2="3.48cm">
          <text:p/>
        </draw:line>
        <draw:custom-shape draw:style-name="gr3" draw:text-style-name="P5" draw:layer="layout" svg:width="6cm" svg:height="0.8cm" svg:x="9cm" svg:y="6.1cm">
          <text:p text:style-name="P4"><text:span text:style-name="T1">Afficher résul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2.221cm" svg:y="4.101cm">
          <text:p text:style-name="P4"><text:span text:style-name="T1">Initialisé vrai et f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19.2cm" svg:y="3.5cm">
          <text:p text:style-name="P4"><text:span text:style-name="T1">fich=Prendre un 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19.2cm" svg:y="4.3cm">
          <text:p text:style-name="P4"><text:span text:style-name="T1">réponse=nom fi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19.2cm" svg:y="5.1cm">
          <text:p text:style-name="P4"><text:span text:style-name="T1">ext=extension fi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19.2cm" svg:y="5.9cm">
          <text:p text:style-name="P4"><text:span text:style-name="T4">Copie fich en powertest.’ext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19.2cm" svg:y="6.7cm">
          <text:p text:style-name="P4"><text:span text:style-name="T3">Ouvrir power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19.2cm" svg:y="7.5cm">
          <text:p text:style-name="P4"><text:span text:style-name="T3">réponseHôte= 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19.2cm" svg:y="8.3cm">
          <text:p text:style-name="P4"><text:span text:style-name="T3">Supprimer power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19.2cm" svg:y="12.5cm">
          <text:p text:style-name="P4"><text:span text:style-name="T3">vrai+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6cm" svg:height="2.1cm" svg:x="19.223cm" svg:y="9.803cm">
          <text:p text:style-name="P6"><text:span text:style-name="T5">Si </text:span></text:p>
          <text:p text:style-name="P6"><text:span text:style-name="T5">réponseHôte</text:span></text:p>
          <text:p text:style-name="P10"><text:span text:style-name="T5">=réponse</text:span></text:p>
          <text:p text:style-name="P10"><text:span text:style-name="T6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22.201cm" svg:y1="9.08cm" svg:x2="22.201cm" svg:y2="9.78cm">
          <text:p/>
        </draw:line>
        <draw:line draw:style-name="gr2" draw:text-style-name="P3" draw:layer="layout" svg:x1="22.201cm" svg:y1="11.9cm" svg:x2="22.201cm" svg:y2="12.6cm">
          <text:p/>
        </draw:line>
        <draw:custom-shape draw:style-name="gr3" draw:text-style-name="P5" draw:layer="layout" svg:width="6cm" svg:height="0.8cm" svg:x="12.3cm" svg:y="10.5cm">
          <text:p text:style-name="P4"><text:span text:style-name="T3">faux+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9.322cm" svg:y1="10.851cm" svg:x2="18.322cm" svg:y2="10.851cm">
          <text:p/>
        </draw:line>
        <draw:line draw:style-name="gr2" draw:text-style-name="P3" draw:layer="layout" svg:x1="5.221cm" svg:y1="10.505cm" svg:x2="5.221cm" svg:y2="11.205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8T17:13:40.750000000</meta:creation-date>
    <dc:date>2022-11-23T14:14:39.122000000</dc:date>
    <meta:editing-duration>PT6M21S</meta:editing-duration>
    <meta:editing-cycles>4</meta:editing-cycles>
    <meta:generator>LibreOffice/7.0.4.2$Windows_X86_64 LibreOffice_project/dcf040e67528d9187c66b2379df5ea4407429775</meta:generator>
    <meta:document-statistic meta:object-count="60"/>
  </office:meta>
</office:document-meta>
</file>